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6cm"/>
    </style:style>
    <style:style style:name="co2" style:family="table-column">
      <style:table-column-properties fo:break-before="auto" style:column-width="3.168cm"/>
    </style:style>
    <style:style style:name="co3" style:family="table-column">
      <style:table-column-properties fo:break-before="auto" style:column-width="2.401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1.406cm"/>
    </style:style>
    <style:style style:name="co6" style:family="table-column">
      <style:table-column-properties fo:break-before="auto" style:column-width="1.558cm"/>
    </style:style>
    <style:style style:name="co7" style:family="table-column">
      <style:table-column-properties fo:break-before="auto" style:column-width="1.633cm"/>
    </style:style>
    <style:style style:name="co8" style:family="table-column">
      <style:table-column-properties fo:break-before="auto" style:column-width="1.18cm"/>
    </style:style>
    <style:style style:name="co9" style:family="table-column">
      <style:table-column-properties fo:break-before="auto" style:column-width="1.293cm"/>
    </style:style>
    <style:style style:name="co10" style:family="table-column">
      <style:table-column-properties fo:break-before="auto" style:column-width="1.462cm"/>
    </style:style>
    <style:style style:name="co11" style:family="table-column">
      <style:table-column-properties fo:break-before="auto" style:column-width="1.332cm"/>
    </style:style>
    <style:style style:name="co12" style:family="table-column">
      <style:table-column-properties fo:break-before="auto" style:column-width="1.482cm"/>
    </style:style>
    <style:style style:name="co13" style:family="table-column">
      <style:table-column-properties fo:break-before="auto" style:column-width="1.281cm"/>
    </style:style>
    <style:style style:name="co14" style:family="table-column">
      <style:table-column-properties fo:break-before="auto" style:column-width="1.506cm"/>
    </style:style>
    <style:style style:name="co15" style:family="table-column">
      <style:table-column-properties fo:break-before="auto" style:column-width="1.734cm"/>
    </style:style>
    <style:style style:name="co16" style:family="table-column">
      <style:table-column-properties fo:break-before="auto" style:column-width="1.923cm"/>
    </style:style>
    <style:style style:name="co17" style:family="table-column">
      <style:table-column-properties fo:break-before="auto" style:column-width="1.305cm"/>
    </style:style>
    <style:style style:name="co18" style:family="table-column">
      <style:table-column-properties fo:break-before="auto" style:column-width="1.256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2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</office:automatic-styles>
  <office:body>
    <office:spreadsheet>
      <table:table table:name="Remuneração" table:style-name="ta1">
        <table:table-column table:style-name="co1" table:default-cell-style-name="dados"/>
        <table:table-column table:style-name="co2" table:default-cell-style-name="dados"/>
        <table:table-column table:style-name="co3" table:default-cell-style-name="dados"/>
        <table:table-column table:style-name="co4" table:default-cell-style-name="dados"/>
        <table:table-column table:style-name="co5" table:default-cell-style-name="dados"/>
        <table:table-column table:style-name="co6" table:default-cell-style-name="dados"/>
        <table:table-column table:style-name="co7" table:default-cell-style-name="dados"/>
        <table:table-column table:style-name="co8" table:default-cell-style-name="dados"/>
        <table:table-column table:style-name="co5" table:default-cell-style-name="dados"/>
        <table:table-column table:style-name="co9" table:default-cell-style-name="dados"/>
        <table:table-column table:style-name="co10" table:default-cell-style-name="dados"/>
        <table:table-column table:style-name="co11" table:number-columns-repeated="2" table:default-cell-style-name="dados"/>
        <table:table-column table:style-name="co12" table:default-cell-style-name="dados"/>
        <table:table-column table:style-name="co13" table:default-cell-style-name="dados"/>
        <table:table-column table:style-name="co14" table:default-cell-style-name="dados"/>
        <table:table-column table:style-name="co15" table:default-cell-style-name="dados"/>
        <table:table-column table:style-name="co16" table:default-cell-style-name="dados"/>
        <table:table-column table:style-name="co17" table:default-cell-style-name="dados"/>
        <table:table-column table:style-name="co8" table:default-cell-style-name="dados"/>
        <table:table-column table:style-name="co18" table:default-cell-style-name="dados"/>
        <table:table-column table:style-name="co19" table:number-columns-repeated="16363" table:default-cell-style-name="Default"/>
        <table:table-row table:style-name="ro1">
          <table:table-cell table:style-name="ce1" office:value-type="string" calcext:value-type="string">
            <text:p>matricula</text:p>
          </table:table-cell>
          <table:table-cell table:style-name="ce1" office:value-type="string" calcext:value-type="string">
            <text:p>nome_cargo</text:p>
          </table:table-cell>
          <table:table-cell table:style-name="ce2" office:value-type="string" calcext:value-type="string">
            <text:p>lotacao</text:p>
          </table:table-cell>
          <table:table-cell table:style-name="ce2" office:value-type="string" calcext:value-type="string">
            <text:p>fc_cc_descricao</text:p>
          </table:table-cell>
          <table:table-cell table:style-name="ce2" office:value-type="string" calcext:value-type="string">
            <text:p>remuneracao</text:p>
          </table:table-cell>
          <table:table-cell table:style-name="ce2" office:value-type="string" calcext:value-type="string">
            <text:p>outras_verbas</text:p>
          </table:table-cell>
          <table:table-cell table:style-name="ce2" office:value-type="string" calcext:value-type="string">
            <text:p>fc_cc</text:p>
          </table:table-cell>
          <table:table-cell table:style-name="ce2" office:value-type="string" calcext:value-type="string">
            <text:p>gratificacao_natalina</text:p>
          </table:table-cell>
          <table:table-cell table:style-name="ce2" office:value-type="string" calcext:value-type="string">
            <text:p>terco_ferias</text:p>
          </table:table-cell>
          <table:table-cell table:style-name="ce2" office:value-type="string" calcext:value-type="string">
            <text:p>abono_permanencia</text:p>
          </table:table-cell>
          <table:table-cell table:style-name="ce2" office:value-type="string" calcext:value-type="string">
            <text:p>outras_remuneracoes_temporarias</text:p>
          </table:table-cell>
          <table:table-cell table:style-name="ce2" office:value-type="string" calcext:value-type="string">
            <text:p>verbas_indenizatorias</text:p>
          </table:table-cell>
          <table:table-cell table:style-name="ce2" office:value-type="string" calcext:value-type="string">
            <text:p>total_rendimentos</text:p>
          </table:table-cell>
          <table:table-cell table:style-name="ce2" office:value-type="string" calcext:value-type="string">
            <text:p>contribuicao_previdenciaria</text:p>
          </table:table-cell>
          <table:table-cell table:style-name="ce2" office:value-type="string" calcext:value-type="string">
            <text:p>irrf</text:p>
          </table:table-cell>
          <table:table-cell table:style-name="ce2" office:value-type="string" calcext:value-type="string">
            <text:p>abate_teto</text:p>
          </table:table-cell>
          <table:table-cell table:style-name="ce2" office:value-type="string" calcext:value-type="string">
            <text:p>total_descontos</text:p>
          </table:table-cell>
          <table:table-cell table:style-name="ce2" office:value-type="string" calcext:value-type="string">
            <text:p>rendimento_liquido</text:p>
          </table:table-cell>
          <table:table-cell table:style-name="ce2" table:number-columns-repeated="16366"/>
        </table:table-row>
        <table:table-row table:style-name="ro1">
          <table:table-cell office:value-type="string" calcext:value-type="string">
            <text:p>01272</text:p>
          </table:table-cell>
          <table:table-cell office:value-type="string" calcext:value-type="string">
            <text:p>ALZENY VIANNA GONCALVES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6403.61" calcext:value-type="currency">
            <text:p>R$ 6.403,61</text:p>
          </table:table-cell>
          <table:table-cell office:value-type="currency" office:currency="BRL" office:value="3100.68" calcext:value-type="currency">
            <text:p>R$ 3.100,68</text:p>
          </table:table-cell>
          <table:table-cell office:value-type="currency" office:currency="BRL" office:value="1888.88" calcext:value-type="currency">
            <text:p>R$ 1.888,88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1393.17" calcext:value-type="currency">
            <text:p>R$ 11.393,17</text:p>
          </table:table-cell>
          <table:table-cell office:value-type="currency" office:currency="BRL" office:value="523.03" calcext:value-type="currency">
            <text:p>R$ 523,03</text:p>
          </table:table-cell>
          <table:table-cell office:value-type="currency" office:currency="BRL" office:value="2081.8" calcext:value-type="currency">
            <text:p>R$ 2.081,8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604.83" calcext:value-type="currency">
            <text:p>R$ 2.604,83</text:p>
          </table:table-cell>
          <table:table-cell office:value-type="currency" office:currency="BRL" office:value="8788.34" calcext:value-type="currency">
            <text:p>R$ 8.788,34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299</text:p>
          </table:table-cell>
          <table:table-cell office:value-type="string" calcext:value-type="string">
            <text:p>ANA ANGELICA MARIA DURAND COSTA DA CUNHA LIM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46561.89" calcext:value-type="currency">
            <text:p>R$ 46.561,89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46561.89" calcext:value-type="currency">
            <text:p>R$ 46.561,89</text:p>
          </table:table-cell>
          <table:table-cell office:value-type="currency" office:currency="BRL" office:value="6299.3" calcext:value-type="currency">
            <text:p>R$ 6.299,30</text:p>
          </table:table-cell>
          <table:table-cell office:value-type="currency" office:currency="BRL" office:value="8950.44" calcext:value-type="currency">
            <text:p>R$ 8.950,44</text:p>
          </table:table-cell>
          <table:table-cell office:value-type="currency" office:currency="BRL" office:value="2553.37" calcext:value-type="currency">
            <text:p>R$ 2.553,37</text:p>
          </table:table-cell>
          <table:table-cell office:value-type="currency" office:currency="BRL" office:value="17803.11" calcext:value-type="currency">
            <text:p>R$ 17.803,11</text:p>
          </table:table-cell>
          <table:table-cell office:value-type="currency" office:currency="BRL" office:value="28758.78" calcext:value-type="currency">
            <text:p>R$ 28.758,78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287</text:p>
          </table:table-cell>
          <table:table-cell office:value-type="string" calcext:value-type="string">
            <text:p>ANA FONTES DA CRUZ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37731.81" calcext:value-type="currency">
            <text:p>R$ 37.731,81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3584.22" calcext:value-type="currency">
            <text:p>R$ 3.584,22</text:p>
          </table:table-cell>
          <table:table-cell office:value-type="currency" office:currency="BRL" office:value="37731.81" calcext:value-type="currency">
            <text:p>R$ 37.731,81</text:p>
          </table:table-cell>
          <table:table-cell office:value-type="currency" office:currency="BRL" office:value="5106.73" calcext:value-type="currency">
            <text:p>R$ 5.106,73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5106.73" calcext:value-type="currency">
            <text:p>R$ 5.106,73</text:p>
          </table:table-cell>
          <table:table-cell office:value-type="currency" office:currency="BRL" office:value="32625.08" calcext:value-type="currency">
            <text:p>R$ 32.625,08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558</text:p>
          </table:table-cell>
          <table:table-cell office:value-type="string" calcext:value-type="string">
            <text:p>ANGELA ANDREAZZI VALE DA SILV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7703.32" calcext:value-type="currency">
            <text:p>R$ 7.703,32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7703.32" calcext:value-type="currency">
            <text:p>R$ 7.703,32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98.81" calcext:value-type="currency">
            <text:p>R$ 698,8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98.81" calcext:value-type="currency">
            <text:p>R$ 698,81</text:p>
          </table:table-cell>
          <table:table-cell office:value-type="currency" office:currency="BRL" office:value="7004.51" calcext:value-type="currency">
            <text:p>R$ 7.004,51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542</text:p>
          </table:table-cell>
          <table:table-cell office:value-type="string" calcext:value-type="string">
            <text:p>BÁRBARA JARDIM NUNES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31903.63" calcext:value-type="currency">
            <text:p>R$ 31.903,63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31903.63" calcext:value-type="currency">
            <text:p>R$ 31.903,63</text:p>
          </table:table-cell>
          <table:table-cell office:value-type="currency" office:currency="BRL" office:value="3999.37" calcext:value-type="currency">
            <text:p>R$ 3.999,37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3999.37" calcext:value-type="currency">
            <text:p>R$ 3.999,37</text:p>
          </table:table-cell>
          <table:table-cell office:value-type="currency" office:currency="BRL" office:value="27904.26" calcext:value-type="currency">
            <text:p>R$ 27.904,26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297</text:p>
          </table:table-cell>
          <table:table-cell office:value-type="string" calcext:value-type="string">
            <text:p>BENEDITO SOUSA ALVES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35767.4" calcext:value-type="currency">
            <text:p>R$ 35.767,40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35767.4" calcext:value-type="currency">
            <text:p>R$ 35.767,40</text:p>
          </table:table-cell>
          <table:table-cell office:value-type="currency" office:currency="BRL" office:value="4733.49" calcext:value-type="currency">
            <text:p>R$ 4.733,49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4733.49" calcext:value-type="currency">
            <text:p>R$ 4.733,49</text:p>
          </table:table-cell>
          <table:table-cell office:value-type="currency" office:currency="BRL" office:value="31033.91" calcext:value-type="currency">
            <text:p>R$ 31.033,91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577</text:p>
          </table:table-cell>
          <table:table-cell office:value-type="string" calcext:value-type="string">
            <text:p>CELINA RODRIGUES CIQUEIR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7226.2" calcext:value-type="currency">
            <text:p>R$ 17.226,20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17226.2" calcext:value-type="currency">
            <text:p>R$ 17.226,20</text:p>
          </table:table-cell>
          <table:table-cell office:value-type="currency" office:currency="BRL" office:value="1446.67" calcext:value-type="currency">
            <text:p>R$ 1.446,67</text:p>
          </table:table-cell>
          <table:table-cell office:value-type="currency" office:currency="BRL" office:value="2919.77" calcext:value-type="currency">
            <text:p>R$ 2.919,7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366.44" calcext:value-type="currency">
            <text:p>R$ 4.366,44</text:p>
          </table:table-cell>
          <table:table-cell office:value-type="currency" office:currency="BRL" office:value="12859.76" calcext:value-type="currency">
            <text:p>R$ 12.859,76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575</text:p>
          </table:table-cell>
          <table:table-cell office:value-type="string" calcext:value-type="string">
            <text:p>CLÁUDIA MARIA DA SILVA GARCIA DE OLIVEIR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5056.39" calcext:value-type="currency">
            <text:p>R$ 5.056,39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5056.39" calcext:value-type="currency">
            <text:p>R$ 5.056,3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47.83" calcext:value-type="currency">
            <text:p>R$ 347,83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47.83" calcext:value-type="currency">
            <text:p>R$ 347,83</text:p>
          </table:table-cell>
          <table:table-cell office:value-type="currency" office:currency="BRL" office:value="4708.56" calcext:value-type="currency">
            <text:p>R$ 4.708,56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212</text:p>
          </table:table-cell>
          <table:table-cell office:value-type="string" calcext:value-type="string">
            <text:p>CLAUDOMIRA PESSOA BUARQUE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39717.69" calcext:value-type="currency">
            <text:p>R$ 39.717,69</text:p>
          </table:table-cell>
          <table:table-cell office:value-type="currency" office:currency="BRL" office:value="5933.22" calcext:value-type="currency">
            <text:p>R$ 5.933,22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45650.91" calcext:value-type="currency">
            <text:p>R$ 45.650,91</text:p>
          </table:table-cell>
          <table:table-cell office:value-type="currency" office:currency="BRL" office:value="6299.3" calcext:value-type="currency">
            <text:p>R$ 6.299,30</text:p>
          </table:table-cell>
          <table:table-cell office:value-type="currency" office:currency="BRL" office:value="8950.44" calcext:value-type="currency">
            <text:p>R$ 8.950,44</text:p>
          </table:table-cell>
          <table:table-cell office:value-type="currency" office:currency="BRL" office:value="1642.39" calcext:value-type="currency">
            <text:p>R$ 1.642,39</text:p>
          </table:table-cell>
          <table:table-cell office:value-type="currency" office:currency="BRL" office:value="16892.13" calcext:value-type="currency">
            <text:p>R$ 16.892,13</text:p>
          </table:table-cell>
          <table:table-cell office:value-type="currency" office:currency="BRL" office:value="28758.78" calcext:value-type="currency">
            <text:p>R$ 28.758,78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535</text:p>
          </table:table-cell>
          <table:table-cell office:value-type="string" calcext:value-type="string">
            <text:p>CLEIDE DE LIMA ASSEF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8865.9" calcext:value-type="currency">
            <text:p>R$ 18.865,90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18865.9" calcext:value-type="currency">
            <text:p>R$ 18.865,90</text:p>
          </table:table-cell>
          <table:table-cell office:value-type="currency" office:currency="BRL" office:value="1717.22" calcext:value-type="currency">
            <text:p>R$ 1.717,22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1717.22" calcext:value-type="currency">
            <text:p>R$ 1.717,22</text:p>
          </table:table-cell>
          <table:table-cell office:value-type="currency" office:currency="BRL" office:value="17148.68" calcext:value-type="currency">
            <text:p>R$ 17.148,68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286</text:p>
          </table:table-cell>
          <table:table-cell office:value-type="string" calcext:value-type="string">
            <text:p>CONCEICAO LOURDES ARRUD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4498.06" calcext:value-type="currency">
            <text:p>R$ 24.498,06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24498.06" calcext:value-type="currency">
            <text:p>R$ 24.498,06</text:p>
          </table:table-cell>
          <table:table-cell office:value-type="currency" office:currency="BRL" office:value="2646.52" calcext:value-type="currency">
            <text:p>R$ 2.646,52</text:p>
          </table:table-cell>
          <table:table-cell office:value-type="currency" office:currency="BRL" office:value="4589.57" calcext:value-type="currency">
            <text:p>R$ 4.589,5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7236.09" calcext:value-type="currency">
            <text:p>R$ 7.236,09</text:p>
          </table:table-cell>
          <table:table-cell office:value-type="currency" office:currency="BRL" office:value="17261.97" calcext:value-type="currency">
            <text:p>R$ 17.261,97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522</text:p>
          </table:table-cell>
          <table:table-cell office:value-type="string" calcext:value-type="string">
            <text:p>CONSUELO TEIXEIRA DE ARAÚJO RODRIGUES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35345.24" calcext:value-type="currency">
            <text:p>R$ 35.345,24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35345.24" calcext:value-type="currency">
            <text:p>R$ 35.345,24</text:p>
          </table:table-cell>
          <table:table-cell office:value-type="currency" office:currency="BRL" office:value="4653.28" calcext:value-type="currency">
            <text:p>R$ 4.653,28</text:p>
          </table:table-cell>
          <table:table-cell office:value-type="currency" office:currency="BRL" office:value="7544.28" calcext:value-type="currency">
            <text:p>R$ 7.544,2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2197.56" calcext:value-type="currency">
            <text:p>R$ 12.197,56</text:p>
          </table:table-cell>
          <table:table-cell office:value-type="currency" office:currency="BRL" office:value="23147.68" calcext:value-type="currency">
            <text:p>R$ 23.147,68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573</text:p>
          </table:table-cell>
          <table:table-cell office:value-type="string" calcext:value-type="string">
            <text:p>DAIANA CECÍLIA DE ARAÚJO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3614.53" calcext:value-type="currency">
            <text:p>R$ 3.614,53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706.74" calcext:value-type="currency">
            <text:p>R$ 706,74</text:p>
          </table:table-cell>
          <table:table-cell office:value-type="currency" office:currency="BRL" office:value="3614.53" calcext:value-type="currency">
            <text:p>R$ 3.614,53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76.01" calcext:value-type="currency">
            <text:p>R$ 76,0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76.01" calcext:value-type="currency">
            <text:p>R$ 76,01</text:p>
          </table:table-cell>
          <table:table-cell office:value-type="currency" office:currency="BRL" office:value="3538.52" calcext:value-type="currency">
            <text:p>R$ 3.538,52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512</text:p>
          </table:table-cell>
          <table:table-cell office:value-type="string" calcext:value-type="string">
            <text:p>DAURA CASTANHO MENDES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35288.71" calcext:value-type="currency">
            <text:p>R$ 35.288,71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35288.71" calcext:value-type="currency">
            <text:p>R$ 35.288,71</text:p>
          </table:table-cell>
          <table:table-cell office:value-type="currency" office:currency="BRL" office:value="1628.64" calcext:value-type="currency">
            <text:p>R$ 1.628,64</text:p>
          </table:table-cell>
          <table:table-cell office:value-type="currency" office:currency="BRL" office:value="3173.02" calcext:value-type="currency">
            <text:p>R$ 3.173,02</text:p>
          </table:table-cell>
          <table:table-cell office:value-type="currency" office:currency="BRL" office:value="16959.65" calcext:value-type="currency">
            <text:p>R$ 16.959,65</text:p>
          </table:table-cell>
          <table:table-cell office:value-type="currency" office:currency="BRL" office:value="21761.31" calcext:value-type="currency">
            <text:p>R$ 21.761,31</text:p>
          </table:table-cell>
          <table:table-cell office:value-type="currency" office:currency="BRL" office:value="13527.4" calcext:value-type="currency">
            <text:p>R$ 13.527,40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580</text:p>
          </table:table-cell>
          <table:table-cell office:value-type="string" calcext:value-type="string">
            <text:p>DÉBORA RIBEIRO PAIXÃO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5047.4" calcext:value-type="currency">
            <text:p>R$ 5.047,40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5047.4" calcext:value-type="currency">
            <text:p>R$ 5.047,4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90.07" calcext:value-type="currency">
            <text:p>R$ 90,0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90.07" calcext:value-type="currency">
            <text:p>R$ 90,07</text:p>
          </table:table-cell>
          <table:table-cell office:value-type="currency" office:currency="BRL" office:value="4957.33" calcext:value-type="currency">
            <text:p>R$ 4.957,33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564</text:p>
          </table:table-cell>
          <table:table-cell office:value-type="string" calcext:value-type="string">
            <text:p>DENIZE MARIA GAZOLA DE SOUZ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5609.62" calcext:value-type="currency">
            <text:p>R$ 25.609,62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25609.62" calcext:value-type="currency">
            <text:p>R$ 25.609,62</text:p>
          </table:table-cell>
          <table:table-cell office:value-type="currency" office:currency="BRL" office:value="2829.93" calcext:value-type="currency">
            <text:p>R$ 2.829,93</text:p>
          </table:table-cell>
          <table:table-cell office:value-type="currency" office:currency="BRL" office:value="5368.41" calcext:value-type="currency">
            <text:p>R$ 5.368,4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8198.34" calcext:value-type="currency">
            <text:p>R$ 8.198,34</text:p>
          </table:table-cell>
          <table:table-cell office:value-type="currency" office:currency="BRL" office:value="17411.28" calcext:value-type="currency">
            <text:p>R$ 17.411,28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510</text:p>
          </table:table-cell>
          <table:table-cell office:value-type="string" calcext:value-type="string">
            <text:p>DULCE GASPAR DAMACENO FERREIR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5089.21" calcext:value-type="currency">
            <text:p>R$ 15.089,21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498.26" calcext:value-type="currency">
            <text:p>R$ 1.498,26</text:p>
          </table:table-cell>
          <table:table-cell office:value-type="currency" office:currency="BRL" office:value="15089.21" calcext:value-type="currency">
            <text:p>R$ 15.089,21</text:p>
          </table:table-cell>
          <table:table-cell office:value-type="currency" office:currency="BRL" office:value="1094.06" calcext:value-type="currency">
            <text:p>R$ 1.094,06</text:p>
          </table:table-cell>
          <table:table-cell office:value-type="currency" office:currency="BRL" office:value="2429.07" calcext:value-type="currency">
            <text:p>R$ 2.429,0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523.13" calcext:value-type="currency">
            <text:p>R$ 3.523,13</text:p>
          </table:table-cell>
          <table:table-cell office:value-type="currency" office:currency="BRL" office:value="11566.08" calcext:value-type="currency">
            <text:p>R$ 11.566,08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222</text:p>
          </table:table-cell>
          <table:table-cell office:value-type="string" calcext:value-type="string">
            <text:p>EDITH ARAUJO DE REZENDE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39717.69" calcext:value-type="currency">
            <text:p>R$ 39.717,69</text:p>
          </table:table-cell>
          <table:table-cell office:value-type="currency" office:currency="BRL" office:value="6882.53" calcext:value-type="currency">
            <text:p>R$ 6.882,53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46600.22" calcext:value-type="currency">
            <text:p>R$ 46.600,22</text:p>
          </table:table-cell>
          <table:table-cell office:value-type="currency" office:currency="BRL" office:value="6299.3" calcext:value-type="currency">
            <text:p>R$ 6.299,30</text:p>
          </table:table-cell>
          <table:table-cell office:value-type="currency" office:currency="BRL" office:value="8950.44" calcext:value-type="currency">
            <text:p>R$ 8.950,44</text:p>
          </table:table-cell>
          <table:table-cell office:value-type="currency" office:currency="BRL" office:value="2591.7" calcext:value-type="currency">
            <text:p>R$ 2.591,70</text:p>
          </table:table-cell>
          <table:table-cell office:value-type="currency" office:currency="BRL" office:value="17841.44" calcext:value-type="currency">
            <text:p>R$ 17.841,44</text:p>
          </table:table-cell>
          <table:table-cell office:value-type="currency" office:currency="BRL" office:value="28758.78" calcext:value-type="currency">
            <text:p>R$ 28.758,78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228</text:p>
          </table:table-cell>
          <table:table-cell office:value-type="string" calcext:value-type="string">
            <text:p>ELZA CARDOSO RIZZO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39717.69" calcext:value-type="currency">
            <text:p>R$ 39.717,69</text:p>
          </table:table-cell>
          <table:table-cell office:value-type="currency" office:currency="BRL" office:value="4390.58" calcext:value-type="currency">
            <text:p>R$ 4.390,58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44108.27" calcext:value-type="currency">
            <text:p>R$ 44.108,27</text:p>
          </table:table-cell>
          <table:table-cell office:value-type="currency" office:currency="BRL" office:value="6299.3" calcext:value-type="currency">
            <text:p>R$ 6.299,30</text:p>
          </table:table-cell>
          <table:table-cell office:value-type="currency" office:currency="BRL" office:value="8950.44" calcext:value-type="currency">
            <text:p>R$ 8.950,44</text:p>
          </table:table-cell>
          <table:table-cell office:value-type="currency" office:currency="BRL" office:value="99.75" calcext:value-type="currency">
            <text:p>R$ 99,75</text:p>
          </table:table-cell>
          <table:table-cell office:value-type="currency" office:currency="BRL" office:value="15349.49" calcext:value-type="currency">
            <text:p>R$ 15.349,49</text:p>
          </table:table-cell>
          <table:table-cell office:value-type="currency" office:currency="BRL" office:value="28758.78" calcext:value-type="currency">
            <text:p>R$ 28.758,78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233</text:p>
          </table:table-cell>
          <table:table-cell office:value-type="string" calcext:value-type="string">
            <text:p>ELZI COELHO DE CASTRO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0401.01" calcext:value-type="currency">
            <text:p>R$ 20.401,01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20401.01" calcext:value-type="currency">
            <text:p>R$ 20.401,01</text:p>
          </table:table-cell>
          <table:table-cell office:value-type="currency" office:currency="BRL" office:value="1970.51" calcext:value-type="currency">
            <text:p>R$ 1.970,51</text:p>
          </table:table-cell>
          <table:table-cell office:value-type="currency" office:currency="BRL" office:value="3648.79" calcext:value-type="currency">
            <text:p>R$ 3.648,7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619.3" calcext:value-type="currency">
            <text:p>R$ 5.619,30</text:p>
          </table:table-cell>
          <table:table-cell office:value-type="currency" office:currency="BRL" office:value="14781.71" calcext:value-type="currency">
            <text:p>R$ 14.781,71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566</text:p>
          </table:table-cell>
          <table:table-cell office:value-type="string" calcext:value-type="string">
            <text:p>FLÁVIA ELLEN ARRUDA FONSEC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3749.7" calcext:value-type="currency">
            <text:p>R$ 3.749,70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031.14" calcext:value-type="currency">
            <text:p>R$ 1.031,14</text:p>
          </table:table-cell>
          <table:table-cell office:value-type="currency" office:currency="BRL" office:value="3749.7" calcext:value-type="currency">
            <text:p>R$ 3.749,7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96.29" calcext:value-type="currency">
            <text:p>R$ 96,2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61.63" calcext:value-type="currency">
            <text:p>R$ 461,63</text:p>
          </table:table-cell>
          <table:table-cell office:value-type="currency" office:currency="BRL" office:value="3288.07" calcext:value-type="currency">
            <text:p>R$ 3.288,07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208</text:p>
          </table:table-cell>
          <table:table-cell office:value-type="string" calcext:value-type="string">
            <text:p>FRANCISCA LUCAS DE SOUZ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6403.61" calcext:value-type="currency">
            <text:p>R$ 6.403,61</text:p>
          </table:table-cell>
          <table:table-cell office:value-type="currency" office:currency="BRL" office:value="2832.57" calcext:value-type="currency">
            <text:p>R$ 2.832,57</text:p>
          </table:table-cell>
          <table:table-cell office:value-type="currency" office:currency="BRL" office:value="1709.47" calcext:value-type="currency">
            <text:p>R$ 1.709,47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0945.65" calcext:value-type="currency">
            <text:p>R$ 10.945,65</text:p>
          </table:table-cell>
          <table:table-cell office:value-type="currency" office:currency="BRL" office:value="458.14" calcext:value-type="currency">
            <text:p>R$ 458,14</text:p>
          </table:table-cell>
          <table:table-cell office:value-type="currency" office:currency="BRL" office:value="1464.47" calcext:value-type="currency">
            <text:p>R$ 1.464,4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922.61" calcext:value-type="currency">
            <text:p>R$ 1.922,61</text:p>
          </table:table-cell>
          <table:table-cell office:value-type="currency" office:currency="BRL" office:value="9023.04" calcext:value-type="currency">
            <text:p>R$ 9.023,04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554</text:p>
          </table:table-cell>
          <table:table-cell office:value-type="string" calcext:value-type="string">
            <text:p>GERALDA DE MACEDO COELHO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34456.04" calcext:value-type="currency">
            <text:p>R$ 34.456,04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3057.96" calcext:value-type="currency">
            <text:p>R$ 3.057,96</text:p>
          </table:table-cell>
          <table:table-cell office:value-type="currency" office:currency="BRL" office:value="34456.04" calcext:value-type="currency">
            <text:p>R$ 34.456,04</text:p>
          </table:table-cell>
          <table:table-cell office:value-type="currency" office:currency="BRL" office:value="766.41" calcext:value-type="currency">
            <text:p>R$ 766,41</text:p>
          </table:table-cell>
          <table:table-cell office:value-type="currency" office:currency="BRL" office:value="1964.33" calcext:value-type="currency">
            <text:p>R$ 1.964,33</text:p>
          </table:table-cell>
          <table:table-cell office:value-type="currency" office:currency="BRL" office:value="21384.43" calcext:value-type="currency">
            <text:p>R$ 21.384,43</text:p>
          </table:table-cell>
          <table:table-cell office:value-type="currency" office:currency="BRL" office:value="24115.17" calcext:value-type="currency">
            <text:p>R$ 24.115,17</text:p>
          </table:table-cell>
          <table:table-cell office:value-type="currency" office:currency="BRL" office:value="10340.87" calcext:value-type="currency">
            <text:p>R$ 10.340,87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517</text:p>
          </table:table-cell>
          <table:table-cell office:value-type="string" calcext:value-type="string">
            <text:p>GILDEANE MORAES DA SILV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5824.23" calcext:value-type="currency">
            <text:p>R$ 15.824,23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15824.23" calcext:value-type="currency">
            <text:p>R$ 15.824,23</text:p>
          </table:table-cell>
          <table:table-cell office:value-type="currency" office:currency="BRL" office:value="1215.34" calcext:value-type="currency">
            <text:p>R$ 1.215,34</text:p>
          </table:table-cell>
          <table:table-cell office:value-type="currency" office:currency="BRL" office:value="3121.44" calcext:value-type="currency">
            <text:p>R$ 3.121,44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336.78" calcext:value-type="currency">
            <text:p>R$ 4.336,78</text:p>
          </table:table-cell>
          <table:table-cell office:value-type="currency" office:currency="BRL" office:value="11487.45" calcext:value-type="currency">
            <text:p>R$ 11.487,45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570</text:p>
          </table:table-cell>
          <table:table-cell office:value-type="string" calcext:value-type="string">
            <text:p>GUILHERME RODRIGUES DA COST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898.67" calcext:value-type="currency">
            <text:p>R$ 2.898,67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483.14" calcext:value-type="currency">
            <text:p>R$ 483,14</text:p>
          </table:table-cell>
          <table:table-cell office:value-type="currency" office:currency="BRL" office:value="2898.67" calcext:value-type="currency">
            <text:p>R$ 2.898,6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.6" calcext:value-type="currency">
            <text:p>R$ 5,6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94.9" calcext:value-type="currency">
            <text:p>R$ 294,90</text:p>
          </table:table-cell>
          <table:table-cell office:value-type="currency" office:currency="BRL" office:value="2603.77" calcext:value-type="currency">
            <text:p>R$ 2.603,77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550</text:p>
          </table:table-cell>
          <table:table-cell office:value-type="string" calcext:value-type="string">
            <text:p>HERIKA CARVALHO DE SOUZA SILV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4077.99" calcext:value-type="currency">
            <text:p>R$ 4.077,99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4077.99" calcext:value-type="currency">
            <text:p>R$ 4.077,9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45.53" calcext:value-type="currency">
            <text:p>R$ 145,53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45.53" calcext:value-type="currency">
            <text:p>R$ 145,53</text:p>
          </table:table-cell>
          <table:table-cell office:value-type="currency" office:currency="BRL" office:value="3932.46" calcext:value-type="currency">
            <text:p>R$ 3.932,46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258</text:p>
          </table:table-cell>
          <table:table-cell office:value-type="string" calcext:value-type="string">
            <text:p>HILMA LIMA DE OLIVEIR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37731.81" calcext:value-type="currency">
            <text:p>R$ 37.731,81</text:p>
          </table:table-cell>
          <table:table-cell office:value-type="currency" office:currency="BRL" office:value="6989.31" calcext:value-type="currency">
            <text:p>R$ 6.989,31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44721.12" calcext:value-type="currency">
            <text:p>R$ 44.721,12</text:p>
          </table:table-cell>
          <table:table-cell office:value-type="currency" office:currency="BRL" office:value="6299.3" calcext:value-type="currency">
            <text:p>R$ 6.299,30</text:p>
          </table:table-cell>
          <table:table-cell office:value-type="currency" office:currency="BRL" office:value="8950.44" calcext:value-type="currency">
            <text:p>R$ 8.950,44</text:p>
          </table:table-cell>
          <table:table-cell office:value-type="currency" office:currency="BRL" office:value="712.6" calcext:value-type="currency">
            <text:p>R$ 712,60</text:p>
          </table:table-cell>
          <table:table-cell office:value-type="currency" office:currency="BRL" office:value="15962.34" calcext:value-type="currency">
            <text:p>R$ 15.962,34</text:p>
          </table:table-cell>
          <table:table-cell office:value-type="currency" office:currency="BRL" office:value="28758.78" calcext:value-type="currency">
            <text:p>R$ 28.758,78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555</text:p>
          </table:table-cell>
          <table:table-cell office:value-type="string" calcext:value-type="string">
            <text:p>HONORATA FERREIRA GOMES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0506.41" calcext:value-type="currency">
            <text:p>R$ 20.506,41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20506.41" calcext:value-type="currency">
            <text:p>R$ 20.506,41</text:p>
          </table:table-cell>
          <table:table-cell office:value-type="currency" office:currency="BRL" office:value="1987.9" calcext:value-type="currency">
            <text:p>R$ 1.987,90</text:p>
          </table:table-cell>
          <table:table-cell office:value-type="currency" office:currency="BRL" office:value="3672.99" calcext:value-type="currency">
            <text:p>R$ 3.672,9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660.89" calcext:value-type="currency">
            <text:p>R$ 5.660,89</text:p>
          </table:table-cell>
          <table:table-cell office:value-type="currency" office:currency="BRL" office:value="14845.52" calcext:value-type="currency">
            <text:p>R$ 14.845,52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206</text:p>
          </table:table-cell>
          <table:table-cell office:value-type="string" calcext:value-type="string">
            <text:p>HONORTINA DE SOUSA MAIA RESENDE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37731.81" calcext:value-type="currency">
            <text:p>R$ 37.731,81</text:p>
          </table:table-cell>
          <table:table-cell office:value-type="currency" office:currency="BRL" office:value="676.37" calcext:value-type="currency">
            <text:p>R$ 676,37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38408.18" calcext:value-type="currency">
            <text:p>R$ 38.408,18</text:p>
          </table:table-cell>
          <table:table-cell office:value-type="currency" office:currency="BRL" office:value="5235.24" calcext:value-type="currency">
            <text:p>R$ 5.235,24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5235.24" calcext:value-type="currency">
            <text:p>R$ 5.235,24</text:p>
          </table:table-cell>
          <table:table-cell office:value-type="currency" office:currency="BRL" office:value="33172.94" calcext:value-type="currency">
            <text:p>R$ 33.172,94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543</text:p>
          </table:table-cell>
          <table:table-cell office:value-type="string" calcext:value-type="string">
            <text:p>IDAGMAR SANTANA PEREIRA SOUS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714.42" calcext:value-type="currency">
            <text:p>R$ 13.714,42</text:p>
          </table:table-cell>
          <table:table-cell office:value-type="currency" office:currency="BRL" office:value="1173.99" calcext:value-type="currency">
            <text:p>R$ 1.173,99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4888.41" calcext:value-type="currency">
            <text:p>R$ 14.888,41</text:p>
          </table:table-cell>
          <table:table-cell office:value-type="currency" office:currency="BRL" office:value="554.53" calcext:value-type="currency">
            <text:p>R$ 554,53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2193.55" calcext:value-type="currency">
            <text:p>R$ 2.193,55</text:p>
          </table:table-cell>
          <table:table-cell office:value-type="currency" office:currency="BRL" office:value="12694.86" calcext:value-type="currency">
            <text:p>R$ 12.694,86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507</text:p>
          </table:table-cell>
          <table:table-cell office:value-type="string" calcext:value-type="string">
            <text:p>IRENE MARANHÃO ESPÍRITO SANTO FERREIR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40278.24" calcext:value-type="currency">
            <text:p>R$ 40.278,24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40278.24" calcext:value-type="currency">
            <text:p>R$ 40.278,24</text:p>
          </table:table-cell>
          <table:table-cell office:value-type="currency" office:currency="BRL" office:value="5354.76" calcext:value-type="currency">
            <text:p>R$ 5.354,76</text:p>
          </table:table-cell>
          <table:table-cell office:value-type="currency" office:currency="BRL" office:value="7843.09" calcext:value-type="currency">
            <text:p>R$ 7.843,09</text:p>
          </table:table-cell>
          <table:table-cell office:value-type="currency" office:currency="BRL" office:value="1240.99" calcext:value-type="currency">
            <text:p>R$ 1.240,99</text:p>
          </table:table-cell>
          <table:table-cell office:value-type="currency" office:currency="BRL" office:value="14438.84" calcext:value-type="currency">
            <text:p>R$ 14.438,84</text:p>
          </table:table-cell>
          <table:table-cell office:value-type="currency" office:currency="BRL" office:value="25839.4" calcext:value-type="currency">
            <text:p>R$ 25.839,40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546</text:p>
          </table:table-cell>
          <table:table-cell office:value-type="string" calcext:value-type="string">
            <text:p>IRENE QUEIROZ DE SOUZA BRAG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39717.69" calcext:value-type="currency">
            <text:p>R$ 39.717,69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706.84" calcext:value-type="currency">
            <text:p>R$ 1.706,84</text:p>
          </table:table-cell>
          <table:table-cell office:value-type="currency" office:currency="BRL" office:value="39717.69" calcext:value-type="currency">
            <text:p>R$ 39.717,69</text:p>
          </table:table-cell>
          <table:table-cell office:value-type="currency" office:currency="BRL" office:value="4360.35" calcext:value-type="currency">
            <text:p>R$ 4.360,35</text:p>
          </table:table-cell>
          <table:table-cell office:value-type="currency" office:currency="BRL" office:value="6677.26" calcext:value-type="currency">
            <text:p>R$ 6.677,26</text:p>
          </table:table-cell>
          <table:table-cell office:value-type="currency" office:currency="BRL" office:value="5914.21" calcext:value-type="currency">
            <text:p>R$ 5.914,21</text:p>
          </table:table-cell>
          <table:table-cell office:value-type="currency" office:currency="BRL" office:value="16951.82" calcext:value-type="currency">
            <text:p>R$ 16.951,82</text:p>
          </table:table-cell>
          <table:table-cell office:value-type="currency" office:currency="BRL" office:value="22765.87" calcext:value-type="currency">
            <text:p>R$ 22.765,87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283</text:p>
          </table:table-cell>
          <table:table-cell office:value-type="string" calcext:value-type="string">
            <text:p>ISAURA MOREIRA NOGUEIR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41188.45" calcext:value-type="currency">
            <text:p>R$ 41.188,45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41188.45" calcext:value-type="currency">
            <text:p>R$ 41.188,45</text:p>
          </table:table-cell>
          <table:table-cell office:value-type="currency" office:currency="BRL" office:value="5763.49" calcext:value-type="currency">
            <text:p>R$ 5.763,49</text:p>
          </table:table-cell>
          <table:table-cell office:value-type="currency" office:currency="BRL" office:value="8322.26" calcext:value-type="currency">
            <text:p>R$ 8.322,26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4085.75" calcext:value-type="currency">
            <text:p>R$ 14.085,75</text:p>
          </table:table-cell>
          <table:table-cell office:value-type="currency" office:currency="BRL" office:value="27102.7" calcext:value-type="currency">
            <text:p>R$ 27.102,70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239</text:p>
          </table:table-cell>
          <table:table-cell office:value-type="string" calcext:value-type="string">
            <text:p>IZOLINA ALVES COSTA FERRAZ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39717.69" calcext:value-type="currency">
            <text:p>R$ 39.717,69</text:p>
          </table:table-cell>
          <table:table-cell office:value-type="currency" office:currency="BRL" office:value="3797.25" calcext:value-type="currency">
            <text:p>R$ 3.797,25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43514.94" calcext:value-type="currency">
            <text:p>R$ 43.514,94</text:p>
          </table:table-cell>
          <table:table-cell office:value-type="currency" office:currency="BRL" office:value="6205.52" calcext:value-type="currency">
            <text:p>R$ 6.205,52</text:p>
          </table:table-cell>
          <table:table-cell office:value-type="currency" office:currency="BRL" office:value="9364.09" calcext:value-type="currency">
            <text:p>R$ 9.364,0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5569.61" calcext:value-type="currency">
            <text:p>R$ 15.569,61</text:p>
          </table:table-cell>
          <table:table-cell office:value-type="currency" office:currency="BRL" office:value="27945.33" calcext:value-type="currency">
            <text:p>R$ 27.945,33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561</text:p>
          </table:table-cell>
          <table:table-cell office:value-type="string" calcext:value-type="string">
            <text:p>JOÃO COSTA BUENO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810" calcext:value-type="currency">
            <text:p>R$ 2.810,00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2810" calcext:value-type="currency">
            <text:p>R$ 2.810,00</text:p>
          </table:table-cell>
          <table:table-cell table:number-columns-repeated="3" office:value-type="currency" office:currency="BRL" office:value="0" calcext:value-type="currency">
            <text:p>R$ 0,00</text:p>
          </table:table-cell>
          <table:table-cell office:value-type="currency" office:currency="BRL" office:value="3091" calcext:value-type="currency">
            <text:p>R$ 3.091,00</text:p>
          </table:table-cell>
          <table:table-cell office:value-type="currency" office:currency="BRL" office:value="-281" calcext:value-type="currency">
            <text:p>-R$ 281,00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553</text:p>
          </table:table-cell>
          <table:table-cell office:value-type="string" calcext:value-type="string">
            <text:p>JOÃO LUCAS CARVALHO SILV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4077.99" calcext:value-type="currency">
            <text:p>R$ 4.077,99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4077.99" calcext:value-type="currency">
            <text:p>R$ 4.077,9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45.53" calcext:value-type="currency">
            <text:p>R$ 145,53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45.53" calcext:value-type="currency">
            <text:p>R$ 145,53</text:p>
          </table:table-cell>
          <table:table-cell office:value-type="currency" office:currency="BRL" office:value="3932.46" calcext:value-type="currency">
            <text:p>R$ 3.932,46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201</text:p>
          </table:table-cell>
          <table:table-cell office:value-type="string" calcext:value-type="string">
            <text:p>JOSE CARLOS DOS SANTOS SILV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4902.23" calcext:value-type="currency">
            <text:p>R$ 4.902,23</text:p>
          </table:table-cell>
          <table:table-cell office:value-type="currency" office:currency="BRL" office:value="3418.95" calcext:value-type="currency">
            <text:p>R$ 3.418,95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1128.42" calcext:value-type="currency">
            <text:p>R$ 21.128,42</text:p>
          </table:table-cell>
          <table:table-cell office:value-type="currency" office:currency="BRL" office:value="2090.53" calcext:value-type="currency">
            <text:p>R$ 2.090,53</text:p>
          </table:table-cell>
          <table:table-cell office:value-type="currency" office:currency="BRL" office:value="3854.37" calcext:value-type="currency">
            <text:p>R$ 3.854,3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944.9" calcext:value-type="currency">
            <text:p>R$ 5.944,90</text:p>
          </table:table-cell>
          <table:table-cell office:value-type="currency" office:currency="BRL" office:value="15183.52" calcext:value-type="currency">
            <text:p>R$ 15.183,52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220</text:p>
          </table:table-cell>
          <table:table-cell office:value-type="string" calcext:value-type="string">
            <text:p>JOVELINA APARECIDA COLEN FRANCO MAGALHAES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1068.99" calcext:value-type="currency">
            <text:p>R$ 1.068,99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3876.23" calcext:value-type="currency">
            <text:p>R$ 13.876,23</text:p>
          </table:table-cell>
          <table:table-cell office:value-type="currency" office:currency="BRL" office:value="893.92" calcext:value-type="currency">
            <text:p>R$ 893,92</text:p>
          </table:table-cell>
          <table:table-cell office:value-type="currency" office:currency="BRL" office:value="2674.13" calcext:value-type="currency">
            <text:p>R$ 2.674,13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568.05" calcext:value-type="currency">
            <text:p>R$ 3.568,05</text:p>
          </table:table-cell>
          <table:table-cell office:value-type="currency" office:currency="BRL" office:value="10308.18" calcext:value-type="currency">
            <text:p>R$ 10.308,18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569</text:p>
          </table:table-cell>
          <table:table-cell office:value-type="string" calcext:value-type="string">
            <text:p>KARLA LUCIANA ALMEIDA GOMES FONSEC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3550.4" calcext:value-type="currency">
            <text:p>R$ 3.550,40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3550.4" calcext:value-type="currency">
            <text:p>R$ 3.550,4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6.4" calcext:value-type="currency">
            <text:p>R$ 66,4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6.4" calcext:value-type="currency">
            <text:p>R$ 66,40</text:p>
          </table:table-cell>
          <table:table-cell office:value-type="currency" office:currency="BRL" office:value="3484" calcext:value-type="currency">
            <text:p>R$ 3.484,00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525</text:p>
          </table:table-cell>
          <table:table-cell office:value-type="string" calcext:value-type="string">
            <text:p>LARA EUGÊNIA PEREIRA GOMES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7449.66" calcext:value-type="currency">
            <text:p>R$ 17.449,66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17449.66" calcext:value-type="currency">
            <text:p>R$ 17.449,66</text:p>
          </table:table-cell>
          <table:table-cell office:value-type="currency" office:currency="BRL" office:value="1483.54" calcext:value-type="currency">
            <text:p>R$ 1.483,54</text:p>
          </table:table-cell>
          <table:table-cell office:value-type="currency" office:currency="BRL" office:value="3494.68" calcext:value-type="currency">
            <text:p>R$ 3.494,6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978.22" calcext:value-type="currency">
            <text:p>R$ 4.978,22</text:p>
          </table:table-cell>
          <table:table-cell office:value-type="currency" office:currency="BRL" office:value="12471.44" calcext:value-type="currency">
            <text:p>R$ 12.471,44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567</text:p>
          </table:table-cell>
          <table:table-cell office:value-type="string" calcext:value-type="string">
            <text:p>LÁZARA MARIA FERREIR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3749.7" calcext:value-type="currency">
            <text:p>R$ 3.749,70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3749.7" calcext:value-type="currency">
            <text:p>R$ 3.749,70</text:p>
          </table:table-cell>
          <table:table-cell table:number-columns-repeated="3" office:value-type="currency" office:currency="BRL" office:value="0" calcext:value-type="currency">
            <text:p>R$ 0,00</text:p>
          </table:table-cell>
          <table:table-cell office:value-type="currency" office:currency="BRL" office:value="374.97" calcext:value-type="currency">
            <text:p>R$ 374,97</text:p>
          </table:table-cell>
          <table:table-cell office:value-type="currency" office:currency="BRL" office:value="3374.73" calcext:value-type="currency">
            <text:p>R$ 3.374,73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519</text:p>
          </table:table-cell>
          <table:table-cell office:value-type="string" calcext:value-type="string">
            <text:p>LEILA MARIA DE FRANÇ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8656.67" calcext:value-type="currency">
            <text:p>R$ 18.656,67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087.08" calcext:value-type="currency">
            <text:p>R$ 1.087,08</text:p>
          </table:table-cell>
          <table:table-cell office:value-type="currency" office:currency="BRL" office:value="18656.67" calcext:value-type="currency">
            <text:p>R$ 18.656,67</text:p>
          </table:table-cell>
          <table:table-cell office:value-type="currency" office:currency="BRL" office:value="1682.7" calcext:value-type="currency">
            <text:p>R$ 1.682,70</text:p>
          </table:table-cell>
          <table:table-cell office:value-type="currency" office:currency="BRL" office:value="3771.84" calcext:value-type="currency">
            <text:p>R$ 3.771,84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454.54" calcext:value-type="currency">
            <text:p>R$ 5.454,54</text:p>
          </table:table-cell>
          <table:table-cell office:value-type="currency" office:currency="BRL" office:value="13202.13" calcext:value-type="currency">
            <text:p>R$ 13.202,13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571</text:p>
          </table:table-cell>
          <table:table-cell office:value-type="string" calcext:value-type="string">
            <text:p>LENI DE OLIVEIRA ALVES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3614.53" calcext:value-type="currency">
            <text:p>R$ 3.614,53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3614.53" calcext:value-type="currency">
            <text:p>R$ 3.614,53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76.01" calcext:value-type="currency">
            <text:p>R$ 76,0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76.01" calcext:value-type="currency">
            <text:p>R$ 76,01</text:p>
          </table:table-cell>
          <table:table-cell office:value-type="currency" office:currency="BRL" office:value="3538.52" calcext:value-type="currency">
            <text:p>R$ 3.538,52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581</text:p>
          </table:table-cell>
          <table:table-cell office:value-type="string" calcext:value-type="string">
            <text:p>LUAN RAFAEL FUHRKEN WENDPAP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91820.18" calcext:value-type="currency">
            <text:p>R$ 91.820,18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91820.18" calcext:value-type="currency">
            <text:p>R$ 91.820,18</text:p>
          </table:table-cell>
          <table:table-cell table:number-columns-repeated="3" office:value-type="currency" office:currency="BRL" office:value="0" calcext:value-type="currency">
            <text:p>R$ 0,00</text:p>
          </table:table-cell>
          <table:table-cell office:value-type="currency" office:currency="BRL" office:value="91820.18" calcext:value-type="currency">
            <text:p>R$ 91.820,18</text:p>
          </table:table-cell>
          <table:table-cell office:value-type="currency" office:currency="BRL" office:value="0" calcext:value-type="currency">
            <text:p>R$ 0,00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521</text:p>
          </table:table-cell>
          <table:table-cell office:value-type="string" calcext:value-type="string">
            <text:p>LUCAS FRANÇA DE LIM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8656.67" calcext:value-type="currency">
            <text:p>R$ 18.656,67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697.08" calcext:value-type="currency">
            <text:p>R$ 697,08</text:p>
          </table:table-cell>
          <table:table-cell office:value-type="currency" office:currency="BRL" office:value="18656.67" calcext:value-type="currency">
            <text:p>R$ 18.656,67</text:p>
          </table:table-cell>
          <table:table-cell office:value-type="currency" office:currency="BRL" office:value="1682.7" calcext:value-type="currency">
            <text:p>R$ 1.682,70</text:p>
          </table:table-cell>
          <table:table-cell office:value-type="currency" office:currency="BRL" office:value="3771.84" calcext:value-type="currency">
            <text:p>R$ 3.771,84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454.54" calcext:value-type="currency">
            <text:p>R$ 5.454,54</text:p>
          </table:table-cell>
          <table:table-cell office:value-type="currency" office:currency="BRL" office:value="13202.13" calcext:value-type="currency">
            <text:p>R$ 13.202,13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578</text:p>
          </table:table-cell>
          <table:table-cell office:value-type="string" calcext:value-type="string">
            <text:p>LUCÉLIA APARECIDA DOS SANTOS SOUS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5536.46" calcext:value-type="currency">
            <text:p>R$ 5.536,46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5536.46" calcext:value-type="currency">
            <text:p>R$ 5.536,46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71.2" calcext:value-type="currency">
            <text:p>R$ 471,2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71.2" calcext:value-type="currency">
            <text:p>R$ 471,20</text:p>
          </table:table-cell>
          <table:table-cell office:value-type="currency" office:currency="BRL" office:value="5065.26" calcext:value-type="currency">
            <text:p>R$ 5.065,26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529</text:p>
          </table:table-cell>
          <table:table-cell office:value-type="string" calcext:value-type="string">
            <text:p>LUÍSA VICTÓRIA NUNES DANIEL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3001.27" calcext:value-type="currency">
            <text:p>R$ 3.001,27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3001.27" calcext:value-type="currency">
            <text:p>R$ 3.001,2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3.29" calcext:value-type="currency">
            <text:p>R$ 13,2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3.29" calcext:value-type="currency">
            <text:p>R$ 13,29</text:p>
          </table:table-cell>
          <table:table-cell office:value-type="currency" office:currency="BRL" office:value="2987.98" calcext:value-type="currency">
            <text:p>R$ 2.987,98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534</text:p>
          </table:table-cell>
          <table:table-cell office:value-type="string" calcext:value-type="string">
            <text:p>MADALENA GONÇALVES PEREIR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8865.9" calcext:value-type="currency">
            <text:p>R$ 18.865,90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18865.9" calcext:value-type="currency">
            <text:p>R$ 18.865,90</text:p>
          </table:table-cell>
          <table:table-cell office:value-type="currency" office:currency="BRL" office:value="1717.22" calcext:value-type="currency">
            <text:p>R$ 1.717,22</text:p>
          </table:table-cell>
          <table:table-cell office:value-type="currency" office:currency="BRL" office:value="3296.29" calcext:value-type="currency">
            <text:p>R$ 3.296,2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013.51" calcext:value-type="currency">
            <text:p>R$ 5.013,51</text:p>
          </table:table-cell>
          <table:table-cell office:value-type="currency" office:currency="BRL" office:value="13852.39" calcext:value-type="currency">
            <text:p>R$ 13.852,39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263</text:p>
          </table:table-cell>
          <table:table-cell office:value-type="string" calcext:value-type="string">
            <text:p>MAGNOLIA PIMENTEL FERREIR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7004.83" calcext:value-type="currency">
            <text:p>R$ 7.004,83</text:p>
          </table:table-cell>
          <table:table-cell office:value-type="currency" office:currency="BRL" office:value="6350.33" calcext:value-type="currency">
            <text:p>R$ 6.350,33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6162.4" calcext:value-type="currency">
            <text:p>R$ 26.162,40</text:p>
          </table:table-cell>
          <table:table-cell office:value-type="currency" office:currency="BRL" office:value="2921.14" calcext:value-type="currency">
            <text:p>R$ 2.921,14</text:p>
          </table:table-cell>
          <table:table-cell office:value-type="currency" office:currency="BRL" office:value="4971.75" calcext:value-type="currency">
            <text:p>R$ 4.971,75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7892.89" calcext:value-type="currency">
            <text:p>R$ 7.892,89</text:p>
          </table:table-cell>
          <table:table-cell office:value-type="currency" office:currency="BRL" office:value="18269.51" calcext:value-type="currency">
            <text:p>R$ 18.269,51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545</text:p>
          </table:table-cell>
          <table:table-cell office:value-type="string" calcext:value-type="string">
            <text:p>MARCIANO RODRIGO ROSA PEREIR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5605.59" calcext:value-type="currency">
            <text:p>R$ 5.605,59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5605.59" calcext:value-type="currency">
            <text:p>R$ 5.605,59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office:value-type="currency" office:currency="BRL" office:value="5605.59" calcext:value-type="currency">
            <text:p>R$ 5.605,59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536</text:p>
          </table:table-cell>
          <table:table-cell office:value-type="string" calcext:value-type="string">
            <text:p>MARCIO JOSE BRANDO SANTILLI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33155.5" calcext:value-type="currency">
            <text:p>R$ 33.155,50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33155.5" calcext:value-type="currency">
            <text:p>R$ 33.155,50</text:p>
          </table:table-cell>
          <table:table-cell office:value-type="currency" office:currency="BRL" office:value="4237.23" calcext:value-type="currency">
            <text:p>R$ 4.237,23</text:p>
          </table:table-cell>
          <table:table-cell office:value-type="currency" office:currency="BRL" office:value="6532.92" calcext:value-type="currency">
            <text:p>R$ 6.532,92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0770.15" calcext:value-type="currency">
            <text:p>R$ 10.770,15</text:p>
          </table:table-cell>
          <table:table-cell office:value-type="currency" office:currency="BRL" office:value="22385.35" calcext:value-type="currency">
            <text:p>R$ 22.385,35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574</text:p>
          </table:table-cell>
          <table:table-cell office:value-type="string" calcext:value-type="string">
            <text:p>MARCOS VINICIUS MARTINS DE ARAÚJO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3614.53" calcext:value-type="currency">
            <text:p>R$ 3.614,53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310.96" calcext:value-type="currency">
            <text:p>R$ 310,96</text:p>
          </table:table-cell>
          <table:table-cell office:value-type="currency" office:currency="BRL" office:value="3614.53" calcext:value-type="currency">
            <text:p>R$ 3.614,53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76.01" calcext:value-type="currency">
            <text:p>R$ 76,0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76.01" calcext:value-type="currency">
            <text:p>R$ 76,01</text:p>
          </table:table-cell>
          <table:table-cell office:value-type="currency" office:currency="BRL" office:value="3538.52" calcext:value-type="currency">
            <text:p>R$ 3.538,52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547</text:p>
          </table:table-cell>
          <table:table-cell office:value-type="string" calcext:value-type="string">
            <text:p>MARIA ADELAIDE PENAFORT PINTO QUEIROS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45.29" calcext:value-type="currency">
            <text:p>R$ 12.845,29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594.26" calcext:value-type="currency">
            <text:p>R$ 1.594,26</text:p>
          </table:table-cell>
          <table:table-cell office:value-type="currency" office:currency="BRL" office:value="12845.29" calcext:value-type="currency">
            <text:p>R$ 12.845,29</text:p>
          </table:table-cell>
          <table:table-cell office:value-type="currency" office:currency="BRL" office:value="733.59" calcext:value-type="currency">
            <text:p>R$ 733,59</text:p>
          </table:table-cell>
          <table:table-cell office:value-type="currency" office:currency="BRL" office:value="1911.12" calcext:value-type="currency">
            <text:p>R$ 1.911,12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644.71" calcext:value-type="currency">
            <text:p>R$ 2.644,71</text:p>
          </table:table-cell>
          <table:table-cell office:value-type="currency" office:currency="BRL" office:value="10200.58" calcext:value-type="currency">
            <text:p>R$ 10.200,58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565</text:p>
          </table:table-cell>
          <table:table-cell office:value-type="string" calcext:value-type="string">
            <text:p>MARIA APARECIDA MARTINS ARRUD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3749.7" calcext:value-type="currency">
            <text:p>R$ 3.749,70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280.72" calcext:value-type="currency">
            <text:p>R$ 1.280,72</text:p>
          </table:table-cell>
          <table:table-cell office:value-type="currency" office:currency="BRL" office:value="3749.7" calcext:value-type="currency">
            <text:p>R$ 3.749,7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96.29" calcext:value-type="currency">
            <text:p>R$ 96,2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61.63" calcext:value-type="currency">
            <text:p>R$ 461,63</text:p>
          </table:table-cell>
          <table:table-cell office:value-type="currency" office:currency="BRL" office:value="3288.07" calcext:value-type="currency">
            <text:p>R$ 3.288,07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527</text:p>
          </table:table-cell>
          <table:table-cell office:value-type="string" calcext:value-type="string">
            <text:p>MARIA BETÂNIA NUNES DA SILV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6002.53" calcext:value-type="currency">
            <text:p>R$ 6.002,53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6002.53" calcext:value-type="currency">
            <text:p>R$ 6.002,53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99.37" calcext:value-type="currency">
            <text:p>R$ 599,3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99.37" calcext:value-type="currency">
            <text:p>R$ 599,37</text:p>
          </table:table-cell>
          <table:table-cell office:value-type="currency" office:currency="BRL" office:value="5403.16" calcext:value-type="currency">
            <text:p>R$ 5.403,16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548</text:p>
          </table:table-cell>
          <table:table-cell office:value-type="string" calcext:value-type="string">
            <text:p>MARIA CIRENE VASCONCELOS GROSSI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45.29" calcext:value-type="currency">
            <text:p>R$ 12.845,29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12845.29" calcext:value-type="currency">
            <text:p>R$ 12.845,29</text:p>
          </table:table-cell>
          <table:table-cell office:value-type="currency" office:currency="BRL" office:value="733.59" calcext:value-type="currency">
            <text:p>R$ 733,59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733.59" calcext:value-type="currency">
            <text:p>R$ 733,59</text:p>
          </table:table-cell>
          <table:table-cell office:value-type="currency" office:currency="BRL" office:value="12111.7" calcext:value-type="currency">
            <text:p>R$ 12.111,70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560</text:p>
          </table:table-cell>
          <table:table-cell office:value-type="string" calcext:value-type="string">
            <text:p>MARIA CLEIDE HOLANDA LOPES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5680.06" calcext:value-type="currency">
            <text:p>R$ 25.680,06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25680.06" calcext:value-type="currency">
            <text:p>R$ 25.680,06</text:p>
          </table:table-cell>
          <table:table-cell office:value-type="currency" office:currency="BRL" office:value="2841.55" calcext:value-type="currency">
            <text:p>R$ 2.841,55</text:p>
          </table:table-cell>
          <table:table-cell office:value-type="currency" office:currency="BRL" office:value="4860.99" calcext:value-type="currency">
            <text:p>R$ 4.860,9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3382.6" calcext:value-type="currency">
            <text:p>R$ 33.382,60</text:p>
          </table:table-cell>
          <table:table-cell office:value-type="currency" office:currency="BRL" office:value="-7702.54" calcext:value-type="currency">
            <text:p>-R$ 7.702,54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557</text:p>
          </table:table-cell>
          <table:table-cell office:value-type="string" calcext:value-type="string">
            <text:p>MARIA DA GRACA COSTA RAMOS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7634.18" calcext:value-type="currency">
            <text:p>R$ 27.634,18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2501.3" calcext:value-type="currency">
            <text:p>R$ 2.501,30</text:p>
          </table:table-cell>
          <table:table-cell office:value-type="currency" office:currency="BRL" office:value="27634.18" calcext:value-type="currency">
            <text:p>R$ 27.634,18</text:p>
          </table:table-cell>
          <table:table-cell office:value-type="currency" office:currency="BRL" office:value="3188.18" calcext:value-type="currency">
            <text:p>R$ 3.188,18</text:p>
          </table:table-cell>
          <table:table-cell office:value-type="currency" office:currency="BRL" office:value="5303.05" calcext:value-type="currency">
            <text:p>R$ 5.303,05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8491.23" calcext:value-type="currency">
            <text:p>R$ 8.491,23</text:p>
          </table:table-cell>
          <table:table-cell office:value-type="currency" office:currency="BRL" office:value="19142.95" calcext:value-type="currency">
            <text:p>R$ 19.142,95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568</text:p>
          </table:table-cell>
          <table:table-cell office:value-type="string" calcext:value-type="string">
            <text:p>MARIA DALVA DOS SANTOS MOITINHO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466.04" calcext:value-type="currency">
            <text:p>R$ 2.466,04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2466.04" calcext:value-type="currency">
            <text:p>R$ 2.466,04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office:value-type="currency" office:currency="BRL" office:value="2466.04" calcext:value-type="currency">
            <text:p>R$ 2.466,04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296</text:p>
          </table:table-cell>
          <table:table-cell office:value-type="string" calcext:value-type="string">
            <text:p>MARIA DAS DORES SIQUEIR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4425.67" calcext:value-type="currency">
            <text:p>R$ 14.425,67</text:p>
          </table:table-cell>
          <table:table-cell office:value-type="currency" office:currency="BRL" office:value="373.54" calcext:value-type="currency">
            <text:p>R$ 373,54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4799.21" calcext:value-type="currency">
            <text:p>R$ 14.799,21</text:p>
          </table:table-cell>
          <table:table-cell office:value-type="currency" office:currency="BRL" office:value="547.57" calcext:value-type="currency">
            <text:p>R$ 547,57</text:p>
          </table:table-cell>
          <table:table-cell office:value-type="currency" office:currency="BRL" office:value="1609.47" calcext:value-type="currency">
            <text:p>R$ 1.609,4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775.47" calcext:value-type="currency">
            <text:p>R$ 3.775,47</text:p>
          </table:table-cell>
          <table:table-cell office:value-type="currency" office:currency="BRL" office:value="11023.74" calcext:value-type="currency">
            <text:p>R$ 11.023,74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290</text:p>
          </table:table-cell>
          <table:table-cell office:value-type="string" calcext:value-type="string">
            <text:p>MARIA DE FÁTIMA MARTINS MOUR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5182.89" calcext:value-type="currency">
            <text:p>R$ 15.182,89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15182.89" calcext:value-type="currency">
            <text:p>R$ 15.182,89</text:p>
          </table:table-cell>
          <table:table-cell office:value-type="currency" office:currency="BRL" office:value="1109.52" calcext:value-type="currency">
            <text:p>R$ 1.109,52</text:p>
          </table:table-cell>
          <table:table-cell office:value-type="currency" office:currency="BRL" office:value="2974.17" calcext:value-type="currency">
            <text:p>R$ 2.974,1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083.69" calcext:value-type="currency">
            <text:p>R$ 4.083,69</text:p>
          </table:table-cell>
          <table:table-cell office:value-type="currency" office:currency="BRL" office:value="11099.2" calcext:value-type="currency">
            <text:p>R$ 11.099,20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202</text:p>
          </table:table-cell>
          <table:table-cell office:value-type="string" calcext:value-type="string">
            <text:p>MARIA DE LOURDES SANTANNA FREITAS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39717.69" calcext:value-type="currency">
            <text:p>R$ 39.717,69</text:p>
          </table:table-cell>
          <table:table-cell office:value-type="currency" office:currency="BRL" office:value="10442.46" calcext:value-type="currency">
            <text:p>R$ 10.442,46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50160.15" calcext:value-type="currency">
            <text:p>R$ 50.160,15</text:p>
          </table:table-cell>
          <table:table-cell office:value-type="currency" office:currency="BRL" office:value="6299.3" calcext:value-type="currency">
            <text:p>R$ 6.299,3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151.63" calcext:value-type="currency">
            <text:p>R$ 6.151,63</text:p>
          </table:table-cell>
          <table:table-cell office:value-type="currency" office:currency="BRL" office:value="12450.93" calcext:value-type="currency">
            <text:p>R$ 12.450,93</text:p>
          </table:table-cell>
          <table:table-cell office:value-type="currency" office:currency="BRL" office:value="37709.22" calcext:value-type="currency">
            <text:p>R$ 37.709,22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503</text:p>
          </table:table-cell>
          <table:table-cell office:value-type="string" calcext:value-type="string">
            <text:p>MARIA DILZA MACIEL FRANCO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41787.86" calcext:value-type="currency">
            <text:p>R$ 41.787,86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41787.86" calcext:value-type="currency">
            <text:p>R$ 41.787,86</text:p>
          </table:table-cell>
          <table:table-cell office:value-type="currency" office:currency="BRL" office:value="5877.38" calcext:value-type="currency">
            <text:p>R$ 5.877,38</text:p>
          </table:table-cell>
          <table:table-cell office:value-type="currency" office:currency="BRL" office:value="8455.78" calcext:value-type="currency">
            <text:p>R$ 8.455,78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4333.16" calcext:value-type="currency">
            <text:p>R$ 14.333,16</text:p>
          </table:table-cell>
          <table:table-cell office:value-type="currency" office:currency="BRL" office:value="27454.7" calcext:value-type="currency">
            <text:p>R$ 27.454,70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500</text:p>
          </table:table-cell>
          <table:table-cell office:value-type="string" calcext:value-type="string">
            <text:p>MARIA DIVINA DE SOUZA GUIMARAES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1971.93" calcext:value-type="currency">
            <text:p>R$ 21.971,93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21971.93" calcext:value-type="currency">
            <text:p>R$ 21.971,93</text:p>
          </table:table-cell>
          <table:table-cell office:value-type="currency" office:currency="BRL" office:value="2229.71" calcext:value-type="currency">
            <text:p>R$ 2.229,71</text:p>
          </table:table-cell>
          <table:table-cell office:value-type="currency" office:currency="BRL" office:value="4533.11" calcext:value-type="currency">
            <text:p>R$ 4.533,1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762.82" calcext:value-type="currency">
            <text:p>R$ 6.762,82</text:p>
          </table:table-cell>
          <table:table-cell office:value-type="currency" office:currency="BRL" office:value="15209.11" calcext:value-type="currency">
            <text:p>R$ 15.209,11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551</text:p>
          </table:table-cell>
          <table:table-cell office:value-type="string" calcext:value-type="string">
            <text:p>MARIA EDUARDA CARVALHO SILV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4077.99" calcext:value-type="currency">
            <text:p>R$ 4.077,99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4077.99" calcext:value-type="currency">
            <text:p>R$ 4.077,9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45.53" calcext:value-type="currency">
            <text:p>R$ 145,53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45.53" calcext:value-type="currency">
            <text:p>R$ 145,53</text:p>
          </table:table-cell>
          <table:table-cell office:value-type="currency" office:currency="BRL" office:value="3932.46" calcext:value-type="currency">
            <text:p>R$ 3.932,46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518</text:p>
          </table:table-cell>
          <table:table-cell office:value-type="string" calcext:value-type="string">
            <text:p>MARIA ISABEL DE JESUS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6586.58" calcext:value-type="currency">
            <text:p>R$ 6.586,58</text:p>
          </table:table-cell>
          <table:table-cell office:value-type="currency" office:currency="BRL" office:value="320.18" calcext:value-type="currency">
            <text:p>R$ 320,18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6906.76" calcext:value-type="currency">
            <text:p>R$ 6.906,76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79.76" calcext:value-type="currency">
            <text:p>R$ 479,76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79.76" calcext:value-type="currency">
            <text:p>R$ 479,76</text:p>
          </table:table-cell>
          <table:table-cell office:value-type="currency" office:currency="BRL" office:value="6427" calcext:value-type="currency">
            <text:p>R$ 6.427,00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540</text:p>
          </table:table-cell>
          <table:table-cell office:value-type="string" calcext:value-type="string">
            <text:p>MARIA MARQUES DOS SANTOS CUNH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3883.56" calcext:value-type="currency">
            <text:p>R$ 13.883,56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13883.56" calcext:value-type="currency">
            <text:p>R$ 13.883,56</text:p>
          </table:table-cell>
          <table:table-cell office:value-type="currency" office:currency="BRL" office:value="895.13" calcext:value-type="currency">
            <text:p>R$ 895,13</text:p>
          </table:table-cell>
          <table:table-cell office:value-type="currency" office:currency="BRL" office:value="2152.22" calcext:value-type="currency">
            <text:p>R$ 2.152,22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047.35" calcext:value-type="currency">
            <text:p>R$ 3.047,35</text:p>
          </table:table-cell>
          <table:table-cell office:value-type="currency" office:currency="BRL" office:value="10836.21" calcext:value-type="currency">
            <text:p>R$ 10.836,21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523</text:p>
          </table:table-cell>
          <table:table-cell office:value-type="string" calcext:value-type="string">
            <text:p>MARIA RITA BARBOSA SÓCRATES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38911.42" calcext:value-type="currency">
            <text:p>R$ 38.911,42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38911.42" calcext:value-type="currency">
            <text:p>R$ 38.911,42</text:p>
          </table:table-cell>
          <table:table-cell office:value-type="currency" office:currency="BRL" office:value="5330.85" calcext:value-type="currency">
            <text:p>R$ 5.330,85</text:p>
          </table:table-cell>
          <table:table-cell office:value-type="currency" office:currency="BRL" office:value="7815.06" calcext:value-type="currency">
            <text:p>R$ 7.815,06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3145.91" calcext:value-type="currency">
            <text:p>R$ 13.145,91</text:p>
          </table:table-cell>
          <table:table-cell office:value-type="currency" office:currency="BRL" office:value="25765.51" calcext:value-type="currency">
            <text:p>R$ 25.765,51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530</text:p>
          </table:table-cell>
          <table:table-cell office:value-type="string" calcext:value-type="string">
            <text:p>MARIA SANDRA VASCONCELOS SOARES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37731.81" calcext:value-type="currency">
            <text:p>R$ 37.731,81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37731.81" calcext:value-type="currency">
            <text:p>R$ 37.731,81</text:p>
          </table:table-cell>
          <table:table-cell office:value-type="currency" office:currency="BRL" office:value="5106.73" calcext:value-type="currency">
            <text:p>R$ 5.106,73</text:p>
          </table:table-cell>
          <table:table-cell office:value-type="currency" office:currency="BRL" office:value="8075.89" calcext:value-type="currency">
            <text:p>R$ 8.075,8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3182.62" calcext:value-type="currency">
            <text:p>R$ 13.182,62</text:p>
          </table:table-cell>
          <table:table-cell office:value-type="currency" office:currency="BRL" office:value="24549.19" calcext:value-type="currency">
            <text:p>R$ 24.549,19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237</text:p>
          </table:table-cell>
          <table:table-cell office:value-type="string" calcext:value-type="string">
            <text:p>MARIA SÔNIA CARNEIRO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6220.87" calcext:value-type="currency">
            <text:p>R$ 6.220,87</text:p>
          </table:table-cell>
          <table:table-cell office:value-type="currency" office:currency="BRL" office:value="3777.77" calcext:value-type="currency">
            <text:p>R$ 3.777,77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22805.88" calcext:value-type="currency">
            <text:p>R$ 22.805,88</text:p>
          </table:table-cell>
          <table:table-cell office:value-type="currency" office:currency="BRL" office:value="2367.32" calcext:value-type="currency">
            <text:p>R$ 2.367,32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2367.32" calcext:value-type="currency">
            <text:p>R$ 2.367,32</text:p>
          </table:table-cell>
          <table:table-cell office:value-type="currency" office:currency="BRL" office:value="20438.56" calcext:value-type="currency">
            <text:p>R$ 20.438,56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217</text:p>
          </table:table-cell>
          <table:table-cell office:value-type="string" calcext:value-type="string">
            <text:p>MARIA TEIXEIRA CAMPOS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9858.84" calcext:value-type="currency">
            <text:p>R$ 19.858,84</text:p>
          </table:table-cell>
          <table:table-cell office:value-type="currency" office:currency="BRL" office:value="2373.28" calcext:value-type="currency">
            <text:p>R$ 2.373,28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22232.12" calcext:value-type="currency">
            <text:p>R$ 22.232,12</text:p>
          </table:table-cell>
          <table:table-cell office:value-type="currency" office:currency="BRL" office:value="2272.64" calcext:value-type="currency">
            <text:p>R$ 2.272,64</text:p>
          </table:table-cell>
          <table:table-cell office:value-type="currency" office:currency="BRL" office:value="4069.26" calcext:value-type="currency">
            <text:p>R$ 4.069,26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341.9" calcext:value-type="currency">
            <text:p>R$ 6.341,90</text:p>
          </table:table-cell>
          <table:table-cell office:value-type="currency" office:currency="BRL" office:value="15890.22" calcext:value-type="currency">
            <text:p>R$ 15.890,22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288</text:p>
          </table:table-cell>
          <table:table-cell office:value-type="string" calcext:value-type="string">
            <text:p>MARINETTE DA SILVA SIQUEIR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30721.32" calcext:value-type="currency">
            <text:p>R$ 30.721,32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30721.32" calcext:value-type="currency">
            <text:p>R$ 30.721,32</text:p>
          </table:table-cell>
          <table:table-cell office:value-type="currency" office:currency="BRL" office:value="3774.74" calcext:value-type="currency">
            <text:p>R$ 3.774,74</text:p>
          </table:table-cell>
          <table:table-cell office:value-type="currency" office:currency="BRL" office:value="5990.71" calcext:value-type="currency">
            <text:p>R$ 5.990,7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9765.45" calcext:value-type="currency">
            <text:p>R$ 9.765,45</text:p>
          </table:table-cell>
          <table:table-cell office:value-type="currency" office:currency="BRL" office:value="20955.87" calcext:value-type="currency">
            <text:p>R$ 20.955,87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285</text:p>
          </table:table-cell>
          <table:table-cell office:value-type="string" calcext:value-type="string">
            <text:p>MARY MEDEIROS DE MORAIS AGUIAR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46561.89" calcext:value-type="currency">
            <text:p>R$ 46.561,89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46561.89" calcext:value-type="currency">
            <text:p>R$ 46.561,89</text:p>
          </table:table-cell>
          <table:table-cell office:value-type="currency" office:currency="BRL" office:value="6299.3" calcext:value-type="currency">
            <text:p>R$ 6.299,30</text:p>
          </table:table-cell>
          <table:table-cell office:value-type="currency" office:currency="BRL" office:value="8950.44" calcext:value-type="currency">
            <text:p>R$ 8.950,44</text:p>
          </table:table-cell>
          <table:table-cell office:value-type="currency" office:currency="BRL" office:value="2553.37" calcext:value-type="currency">
            <text:p>R$ 2.553,37</text:p>
          </table:table-cell>
          <table:table-cell office:value-type="currency" office:currency="BRL" office:value="17803.11" calcext:value-type="currency">
            <text:p>R$ 17.803,11</text:p>
          </table:table-cell>
          <table:table-cell office:value-type="currency" office:currency="BRL" office:value="28758.78" calcext:value-type="currency">
            <text:p>R$ 28.758,78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271</text:p>
          </table:table-cell>
          <table:table-cell office:value-type="string" calcext:value-type="string">
            <text:p>NAIR PACHECO NUNES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37731.81" calcext:value-type="currency">
            <text:p>R$ 37.731,81</text:p>
          </table:table-cell>
          <table:table-cell office:value-type="currency" office:currency="BRL" office:value="7891.17" calcext:value-type="currency">
            <text:p>R$ 7.891,17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45622.98" calcext:value-type="currency">
            <text:p>R$ 45.622,98</text:p>
          </table:table-cell>
          <table:table-cell office:value-type="currency" office:currency="BRL" office:value="6299.3" calcext:value-type="currency">
            <text:p>R$ 6.299,30</text:p>
          </table:table-cell>
          <table:table-cell office:value-type="currency" office:currency="BRL" office:value="8950.44" calcext:value-type="currency">
            <text:p>R$ 8.950,44</text:p>
          </table:table-cell>
          <table:table-cell office:value-type="currency" office:currency="BRL" office:value="1614.46" calcext:value-type="currency">
            <text:p>R$ 1.614,46</text:p>
          </table:table-cell>
          <table:table-cell office:value-type="currency" office:currency="BRL" office:value="16864.2" calcext:value-type="currency">
            <text:p>R$ 16.864,20</text:p>
          </table:table-cell>
          <table:table-cell office:value-type="currency" office:currency="BRL" office:value="28758.78" calcext:value-type="currency">
            <text:p>R$ 28.758,78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282</text:p>
          </table:table-cell>
          <table:table-cell office:value-type="string" calcext:value-type="string">
            <text:p>NEUSA MARIA GUIMARÃES LIM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41808.09" calcext:value-type="currency">
            <text:p>R$ 41.808,09</text:p>
          </table:table-cell>
          <table:table-cell office:value-type="currency" office:currency="BRL" office:value="4371.83" calcext:value-type="currency">
            <text:p>R$ 4.371,83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46179.92" calcext:value-type="currency">
            <text:p>R$ 46.179,92</text:p>
          </table:table-cell>
          <table:table-cell office:value-type="currency" office:currency="BRL" office:value="6299.3" calcext:value-type="currency">
            <text:p>R$ 6.299,3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171.4" calcext:value-type="currency">
            <text:p>R$ 2.171,40</text:p>
          </table:table-cell>
          <table:table-cell office:value-type="currency" office:currency="BRL" office:value="8470.7" calcext:value-type="currency">
            <text:p>R$ 8.470,70</text:p>
          </table:table-cell>
          <table:table-cell office:value-type="currency" office:currency="BRL" office:value="37709.22" calcext:value-type="currency">
            <text:p>R$ 37.709,22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511</text:p>
          </table:table-cell>
          <table:table-cell office:value-type="string" calcext:value-type="string">
            <text:p>NÍZIA TAMAR SANTOS DA CRUZ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160.09" calcext:value-type="currency">
            <text:p>R$ 160,09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2967.33" calcext:value-type="currency">
            <text:p>R$ 12.967,33</text:p>
          </table:table-cell>
          <table:table-cell office:value-type="currency" office:currency="BRL" office:value="751.29" calcext:value-type="currency">
            <text:p>R$ 751,29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751.29" calcext:value-type="currency">
            <text:p>R$ 751,29</text:p>
          </table:table-cell>
          <table:table-cell office:value-type="currency" office:currency="BRL" office:value="12216.04" calcext:value-type="currency">
            <text:p>R$ 12.216,04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563</text:p>
          </table:table-cell>
          <table:table-cell office:value-type="string" calcext:value-type="string">
            <text:p>OLGA MARIA MARTINS GIMENEZ DE ALENCASTRO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2639.08" calcext:value-type="currency">
            <text:p>R$ 22.639,08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22639.08" calcext:value-type="currency">
            <text:p>R$ 22.639,08</text:p>
          </table:table-cell>
          <table:table-cell office:value-type="currency" office:currency="BRL" office:value="2339.79" calcext:value-type="currency">
            <text:p>R$ 2.339,79</text:p>
          </table:table-cell>
          <table:table-cell office:value-type="currency" office:currency="BRL" office:value="4162.71" calcext:value-type="currency">
            <text:p>R$ 4.162,7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502.5" calcext:value-type="currency">
            <text:p>R$ 6.502,50</text:p>
          </table:table-cell>
          <table:table-cell office:value-type="currency" office:currency="BRL" office:value="16136.58" calcext:value-type="currency">
            <text:p>R$ 16.136,58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276</text:p>
          </table:table-cell>
          <table:table-cell office:value-type="string" calcext:value-type="string">
            <text:p>OLINDA VIEIR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6403.61" calcext:value-type="currency">
            <text:p>R$ 6.403,61</text:p>
          </table:table-cell>
          <table:table-cell office:value-type="currency" office:currency="BRL" office:value="3100.68" calcext:value-type="currency">
            <text:p>R$ 3.100,68</text:p>
          </table:table-cell>
          <table:table-cell office:value-type="currency" office:currency="BRL" office:value="1888.88" calcext:value-type="currency">
            <text:p>R$ 1.888,88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1393.17" calcext:value-type="currency">
            <text:p>R$ 11.393,17</text:p>
          </table:table-cell>
          <table:table-cell office:value-type="currency" office:currency="BRL" office:value="523.03" calcext:value-type="currency">
            <text:p>R$ 523,03</text:p>
          </table:table-cell>
          <table:table-cell office:value-type="currency" office:currency="BRL" office:value="1569.69" calcext:value-type="currency">
            <text:p>R$ 1.569,6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092.72" calcext:value-type="currency">
            <text:p>R$ 2.092,72</text:p>
          </table:table-cell>
          <table:table-cell office:value-type="currency" office:currency="BRL" office:value="9300.45" calcext:value-type="currency">
            <text:p>R$ 9.300,45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293</text:p>
          </table:table-cell>
          <table:table-cell office:value-type="string" calcext:value-type="string">
            <text:p>ROBERIO JOSE PEIXOTO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1929.49" calcext:value-type="currency">
            <text:p>R$ 1.929,49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4736.73" calcext:value-type="currency">
            <text:p>R$ 14.736,73</text:p>
          </table:table-cell>
          <table:table-cell office:value-type="currency" office:currency="BRL" office:value="1035.91" calcext:value-type="currency">
            <text:p>R$ 1.035,91</text:p>
          </table:table-cell>
          <table:table-cell office:value-type="currency" office:currency="BRL" office:value="2348.13" calcext:value-type="currency">
            <text:p>R$ 2.348,13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384.04" calcext:value-type="currency">
            <text:p>R$ 3.384,04</text:p>
          </table:table-cell>
          <table:table-cell office:value-type="currency" office:currency="BRL" office:value="11352.69" calcext:value-type="currency">
            <text:p>R$ 11.352,69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556</text:p>
          </table:table-cell>
          <table:table-cell office:value-type="string" calcext:value-type="string">
            <text:p>ROSEMARY BARROS REIS LIM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34528.68" calcext:value-type="currency">
            <text:p>R$ 34.528,68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34528.68" calcext:value-type="currency">
            <text:p>R$ 34.528,68</text:p>
          </table:table-cell>
          <table:table-cell office:value-type="currency" office:currency="BRL" office:value="4498.13" calcext:value-type="currency">
            <text:p>R$ 4.498,13</text:p>
          </table:table-cell>
          <table:table-cell office:value-type="currency" office:currency="BRL" office:value="6838.8" calcext:value-type="currency">
            <text:p>R$ 6.838,8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1336.93" calcext:value-type="currency">
            <text:p>R$ 11.336,93</text:p>
          </table:table-cell>
          <table:table-cell office:value-type="currency" office:currency="BRL" office:value="23191.75" calcext:value-type="currency">
            <text:p>R$ 23.191,75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213</text:p>
          </table:table-cell>
          <table:table-cell office:value-type="string" calcext:value-type="string">
            <text:p>ROSENDA DA SILVEIRA MARTINS AMICO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9858.84" calcext:value-type="currency">
            <text:p>R$ 19.858,84</text:p>
          </table:table-cell>
          <table:table-cell office:value-type="currency" office:currency="BRL" office:value="2373.28" calcext:value-type="currency">
            <text:p>R$ 2.373,28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22232.12" calcext:value-type="currency">
            <text:p>R$ 22.232,12</text:p>
          </table:table-cell>
          <table:table-cell office:value-type="currency" office:currency="BRL" office:value="2272.64" calcext:value-type="currency">
            <text:p>R$ 2.272,64</text:p>
          </table:table-cell>
          <table:table-cell office:value-type="currency" office:currency="BRL" office:value="4017.12" calcext:value-type="currency">
            <text:p>R$ 4.017,12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289.76" calcext:value-type="currency">
            <text:p>R$ 6.289,76</text:p>
          </table:table-cell>
          <table:table-cell office:value-type="currency" office:currency="BRL" office:value="15942.36" calcext:value-type="currency">
            <text:p>R$ 15.942,36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562</text:p>
          </table:table-cell>
          <table:table-cell office:value-type="string" calcext:value-type="string">
            <text:p>SAMIA NAVA FALCÃO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27675.52" calcext:value-type="currency">
            <text:p>R$ 27.675,52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27675.52" calcext:value-type="currency">
            <text:p>R$ 27.675,52</text:p>
          </table:table-cell>
          <table:table-cell office:value-type="currency" office:currency="BRL" office:value="3196.03" calcext:value-type="currency">
            <text:p>R$ 3.196,03</text:p>
          </table:table-cell>
          <table:table-cell office:value-type="currency" office:currency="BRL" office:value="5835.85" calcext:value-type="currency">
            <text:p>R$ 5.835,85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9031.88" calcext:value-type="currency">
            <text:p>R$ 9.031,88</text:p>
          </table:table-cell>
          <table:table-cell office:value-type="currency" office:currency="BRL" office:value="18643.64" calcext:value-type="currency">
            <text:p>R$ 18.643,64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544</text:p>
          </table:table-cell>
          <table:table-cell office:value-type="string" calcext:value-type="string">
            <text:p>SELMA TORQUATO DA PAZ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5605.59" calcext:value-type="currency">
            <text:p>R$ 5.605,59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5605.59" calcext:value-type="currency">
            <text:p>R$ 5.605,5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90.21" calcext:value-type="currency">
            <text:p>R$ 490,2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90.21" calcext:value-type="currency">
            <text:p>R$ 490,21</text:p>
          </table:table-cell>
          <table:table-cell office:value-type="currency" office:currency="BRL" office:value="5115.38" calcext:value-type="currency">
            <text:p>R$ 5.115,38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576</text:p>
          </table:table-cell>
          <table:table-cell office:value-type="string" calcext:value-type="string">
            <text:p>SELMY FERNANDES CLEMENTE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9142.55" calcext:value-type="currency">
            <text:p>R$ 9.142,55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9142.55" calcext:value-type="currency">
            <text:p>R$ 9.142,55</text:p>
          </table:table-cell>
          <table:table-cell office:value-type="currency" office:currency="BRL" office:value="196.69" calcext:value-type="currency">
            <text:p>R$ 196,69</text:p>
          </table:table-cell>
          <table:table-cell office:value-type="currency" office:currency="BRL" office:value="1040.51" calcext:value-type="currency">
            <text:p>R$ 1.040,5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237.2" calcext:value-type="currency">
            <text:p>R$ 1.237,20</text:p>
          </table:table-cell>
          <table:table-cell office:value-type="currency" office:currency="BRL" office:value="7905.35" calcext:value-type="currency">
            <text:p>R$ 7.905,35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209</text:p>
          </table:table-cell>
          <table:table-cell office:value-type="string" calcext:value-type="string">
            <text:p>TANIA LANUSSE CANDIDO DE SOUS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6403.61" calcext:value-type="currency">
            <text:p>R$ 6.403,61</text:p>
          </table:table-cell>
          <table:table-cell office:value-type="currency" office:currency="BRL" office:value="2832.57" calcext:value-type="currency">
            <text:p>R$ 2.832,57</text:p>
          </table:table-cell>
          <table:table-cell office:value-type="currency" office:currency="BRL" office:value="1709.47" calcext:value-type="currency">
            <text:p>R$ 1.709,47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office:value-type="currency" office:currency="BRL" office:value="10945.65" calcext:value-type="currency">
            <text:p>R$ 10.945,65</text:p>
          </table:table-cell>
          <table:table-cell office:value-type="currency" office:currency="BRL" office:value="458.14" calcext:value-type="currency">
            <text:p>R$ 458,14</text:p>
          </table:table-cell>
          <table:table-cell office:value-type="currency" office:currency="BRL" office:value="1958.73" calcext:value-type="currency">
            <text:p>R$ 1.958,73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416.87" calcext:value-type="currency">
            <text:p>R$ 2.416,87</text:p>
          </table:table-cell>
          <table:table-cell office:value-type="currency" office:currency="BRL" office:value="8528.78" calcext:value-type="currency">
            <text:p>R$ 8.528,78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524</text:p>
          </table:table-cell>
          <table:table-cell office:value-type="string" calcext:value-type="string">
            <text:p>TATIANA SIQUEIRA SANTOS GOMES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7449.69" calcext:value-type="currency">
            <text:p>R$ 17.449,69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2649.4" calcext:value-type="currency">
            <text:p>R$ 2.649,40</text:p>
          </table:table-cell>
          <table:table-cell office:value-type="currency" office:currency="BRL" office:value="17449.69" calcext:value-type="currency">
            <text:p>R$ 17.449,69</text:p>
          </table:table-cell>
          <table:table-cell office:value-type="currency" office:currency="BRL" office:value="1483.54" calcext:value-type="currency">
            <text:p>R$ 1.483,54</text:p>
          </table:table-cell>
          <table:table-cell office:value-type="currency" office:currency="BRL" office:value="3494.69" calcext:value-type="currency">
            <text:p>R$ 3.494,6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978.23" calcext:value-type="currency">
            <text:p>R$ 4.978,23</text:p>
          </table:table-cell>
          <table:table-cell office:value-type="currency" office:currency="BRL" office:value="12471.46" calcext:value-type="currency">
            <text:p>R$ 12.471,46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541</text:p>
          </table:table-cell>
          <table:table-cell office:value-type="string" calcext:value-type="string">
            <text:p>TEREZINHA DE JESUS ALVES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44871.15" calcext:value-type="currency">
            <text:p>R$ 44.871,15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498.26" calcext:value-type="currency">
            <text:p>R$ 1.498,26</text:p>
          </table:table-cell>
          <table:table-cell office:value-type="currency" office:currency="BRL" office:value="44871.15" calcext:value-type="currency">
            <text:p>R$ 44.871,15</text:p>
          </table:table-cell>
          <table:table-cell office:value-type="currency" office:currency="BRL" office:value="4504.89" calcext:value-type="currency">
            <text:p>R$ 4.504,89</text:p>
          </table:table-cell>
          <table:table-cell office:value-type="currency" office:currency="BRL" office:value="7370.31" calcext:value-type="currency">
            <text:p>R$ 7.370,3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7028.66" calcext:value-type="currency">
            <text:p>R$ 17.028,66</text:p>
          </table:table-cell>
          <table:table-cell office:value-type="currency" office:currency="BRL" office:value="27842.49" calcext:value-type="currency">
            <text:p>R$ 27.842,49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579</text:p>
          </table:table-cell>
          <table:table-cell office:value-type="string" calcext:value-type="string">
            <text:p>THALES ALBERTO DE SOUS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5536.46" calcext:value-type="currency">
            <text:p>R$ 5.536,46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5536.46" calcext:value-type="currency">
            <text:p>R$ 5.536,46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71.2" calcext:value-type="currency">
            <text:p>R$ 471,2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71.2" calcext:value-type="currency">
            <text:p>R$ 471,20</text:p>
          </table:table-cell>
          <table:table-cell office:value-type="currency" office:currency="BRL" office:value="5065.26" calcext:value-type="currency">
            <text:p>R$ 5.065,26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533</text:p>
          </table:table-cell>
          <table:table-cell office:value-type="string" calcext:value-type="string">
            <text:p>VALCI ALMEIDA SILV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0661.16" calcext:value-type="currency">
            <text:p>R$ 10.661,16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10661.16" calcext:value-type="currency">
            <text:p>R$ 10.661,16</text:p>
          </table:table-cell>
          <table:table-cell office:value-type="currency" office:currency="BRL" office:value="416.89" calcext:value-type="currency">
            <text:p>R$ 416,89</text:p>
          </table:table-cell>
          <table:table-cell office:value-type="currency" office:currency="BRL" office:value="1397.57" calcext:value-type="currency">
            <text:p>R$ 1.397,5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814.46" calcext:value-type="currency">
            <text:p>R$ 1.814,46</text:p>
          </table:table-cell>
          <table:table-cell office:value-type="currency" office:currency="BRL" office:value="8846.7" calcext:value-type="currency">
            <text:p>R$ 8.846,70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528</text:p>
          </table:table-cell>
          <table:table-cell office:value-type="string" calcext:value-type="string">
            <text:p>VICTOR ADRIAN NUNES DANIEL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3001.27" calcext:value-type="currency">
            <text:p>R$ 3.001,27</text:p>
          </table:table-cell>
          <table:table-cell table:number-columns-repeated="7" office:value-type="currency" office:currency="BRL" office:value="0" calcext:value-type="currency">
            <text:p>R$ 0,00</text:p>
          </table:table-cell>
          <table:table-cell office:value-type="currency" office:currency="BRL" office:value="3001.27" calcext:value-type="currency">
            <text:p>R$ 3.001,2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3.29" calcext:value-type="currency">
            <text:p>R$ 13,29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3.29" calcext:value-type="currency">
            <text:p>R$ 13,29</text:p>
          </table:table-cell>
          <table:table-cell office:value-type="currency" office:currency="BRL" office:value="2987.98" calcext:value-type="currency">
            <text:p>R$ 2.987,98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250</text:p>
          </table:table-cell>
          <table:table-cell office:value-type="string" calcext:value-type="string">
            <text:p>WASHINGTON PROFETA DOS REIS JUNIOR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800.45" calcext:value-type="currency">
            <text:p>R$ 800,45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3607.69" calcext:value-type="currency">
            <text:p>R$ 13.607,69</text:p>
          </table:table-cell>
          <table:table-cell office:value-type="currency" office:currency="BRL" office:value="849.61" calcext:value-type="currency">
            <text:p>R$ 849,61</text:p>
          </table:table-cell>
          <table:table-cell office:value-type="currency" office:currency="BRL" office:value="2612.47" calcext:value-type="currency">
            <text:p>R$ 2.612,47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462.08" calcext:value-type="currency">
            <text:p>R$ 3.462,08</text:p>
          </table:table-cell>
          <table:table-cell office:value-type="currency" office:currency="BRL" office:value="10145.61" calcext:value-type="currency">
            <text:p>R$ 10.145,61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01280</text:p>
          </table:table-cell>
          <table:table-cell office:value-type="string" calcext:value-type="string">
            <text:p>ZELI CÂNDIDA COSTA JUNQUEIRA / </text:p>
          </table:table-cell>
          <table:table-cell table:number-columns-repeated="2" office:value-type="string" calcext:value-type="string">
            <text:p/>
          </table:table-cell>
          <table:table-cell office:value-type="currency" office:currency="BRL" office:value="12807.24" calcext:value-type="currency">
            <text:p>R$ 12.807,24</text:p>
          </table:table-cell>
          <table:table-cell office:value-type="currency" office:currency="BRL" office:value="4354.45" calcext:value-type="currency">
            <text:p>R$ 4.354,45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17161.69" calcext:value-type="currency">
            <text:p>R$ 17.161,69</text:p>
          </table:table-cell>
          <table:table-cell office:value-type="currency" office:currency="BRL" office:value="1436.02" calcext:value-type="currency">
            <text:p>R$ 1.436,02</text:p>
          </table:table-cell>
          <table:table-cell office:value-type="currency" office:currency="BRL" office:value="2904.96" calcext:value-type="currency">
            <text:p>R$ 2.904,96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340.98" calcext:value-type="currency">
            <text:p>R$ 4.340,98</text:p>
          </table:table-cell>
          <table:table-cell office:value-type="currency" office:currency="BRL" office:value="12820.71" calcext:value-type="currency">
            <text:p>R$ 12.820,71</text:p>
          </table:table-cell>
          <table:table-cell table:number-columns-repeated="3" office:value-type="string" calcext:value-type="string">
            <text:p/>
          </table:table-cell>
          <table:table-cell table:number-columns-repeated="163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pt" fo:country="BR" style:font-name-asian="Segoe UI1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dados" style:family="table-cell" style:parent-style-name="Default" style:data-style-name="N104">
      <style:table-cell-properties fo:background-color="transparent" fo:wrap-option="wrap" style:vertical-align="top" loext:vertical-justify="auto"/>
      <style:paragraph-properties css3t:text-justify="auto"/>
      <style:text-properties fo:font-size="5pt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7cm" fo:margin-bottom="1cm" fo:margin-left="0.093cm" fo:margin-right="0.018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9">00/00/0000</text:date>, <text:time style:data-style-name="N2" text:time-value="10:16:05.26881694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2-01T11:28:10.902000000</meta:creation-date>
    <dc:date>2024-06-09T10:16:24.717622459</dc:date>
    <meta:editing-duration>PT4H25M20S</meta:editing-duration>
    <meta:editing-cycles>32</meta:editing-cycles>
    <meta:generator>LibreOffice/24.2.3.2$Linux_X86_64 LibreOffice_project/420$Build-2</meta:generator>
    <meta:document-statistic meta:table-count="1" meta:cell-count="1950" meta:object-count="0"/>
  </office:meta>
</office:document-meta>
</file>